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dde8cb" draw:textarea-horizontal-align="justify" draw:textarea-vertical-align="middle" draw:auto-grow-height="false" fo:min-height="2.615cm" fo:min-width="6.175cm" fo:wrap-option="wrap"/>
      <style:paragraph-properties style:writing-mode="lr-tb"/>
    </style:style>
    <style:style style:name="gr4" style:family="graphic" style:parent-style-name="standard">
      <style:graphic-properties svg:stroke-color="#395511" draw:fill-color="#77bc65" draw:textarea-horizontal-align="justify" draw:textarea-vertical-align="middle" draw:auto-grow-height="false" fo:min-height="0.423cm" fo:min-width="0.173cm"/>
      <style:paragraph-properties style:writing-mode="lr-tb"/>
    </style:style>
    <style:style style:name="gr5" style:family="graphic" style:parent-style-name="standard">
      <style:graphic-properties svg:stroke-color="#395511" draw:fill-color="#ffffff" draw:textarea-horizontal-align="justify" draw:textarea-vertical-align="middle" draw:auto-grow-height="false" fo:min-height="4.766cm" fo:min-width="10.031cm" fo:wrap-option="wrap"/>
      <style:paragraph-properties style:writing-mode="lr-tb"/>
    </style:style>
    <style:style style:name="gr6" style:family="graphic" style:parent-style-name="standard">
      <style:graphic-properties svg:stroke-color="#395511" draw:fill-color="#f6f9d4" draw:textarea-horizontal-align="justify" draw:textarea-vertical-align="middle" draw:auto-grow-height="false" fo:min-height="0.068cm" fo:min-width="0.612cm"/>
    </style:style>
    <style:style style:name="gr7" style:family="graphic" style:parent-style-name="standard">
      <style:graphic-properties svg:stroke-color="#395511" draw:fill-color="#ffffff" draw:textarea-horizontal-align="justify" draw:textarea-vertical-align="middle" draw:auto-grow-height="false" fo:min-height="1.421cm" fo:min-width="4.581cm" fo:wrap-option="wrap"/>
      <style:paragraph-properties style:writing-mode="lr-tb"/>
    </style:style>
    <style:style style:name="gr8" style:family="graphic" style:parent-style-name="standard">
      <style:graphic-properties svg:stroke-color="#395511" draw:fill-color="#ffffd7" draw:textarea-horizontal-align="justify" draw:textarea-vertical-align="middle" draw:auto-grow-height="false" fo:min-height="3.11cm" fo:min-width="6.67cm"/>
      <style:paragraph-properties style:writing-mode="lr-tb"/>
    </style:style>
    <style:style style:name="gr9" style:family="graphic" style:parent-style-name="standard">
      <style:graphic-properties svg:stroke-color="#158466" draw:fill-color="#dde8cb" draw:textarea-horizontal-align="justify" draw:textarea-vertical-align="middle" draw:auto-grow-height="false" fo:min-height="0.768cm" fo:min-width="0cm" loext:glow-radius="0.106cm" loext:glow-color="#ffffd7"/>
    </style:style>
    <style:style style:name="gr10" style:family="graphic" style:parent-style-name="standard">
      <style:graphic-properties svg:stroke-color="#ffffff" draw:fill-color="#dee7e5" draw:textarea-horizontal-align="justify" draw:textarea-vertical-align="middle" draw:auto-grow-height="false" fo:min-height="1.469cm" fo:min-width="5.664cm" fo:wrap-option="wrap"/>
      <style:paragraph-properties style:writing-mode="lr-tb"/>
    </style:style>
    <style:style style:name="gr11" style:family="graphic" style:parent-style-name="standard">
      <style:graphic-properties svg:stroke-color="#395511" draw:fill-color="#77bc65" draw:textarea-vertical-align="middle" draw:auto-grow-height="false" fo:min-height="0.15cm" fo:min-width="0cm" fo:wrap-option="wrap"/>
    </style:style>
    <style:style style:name="gr12" style:family="graphic" style:parent-style-name="standard">
      <style:graphic-properties svg:stroke-color="#395511" draw:fill-color="#dde8cb" draw:textarea-horizontal-align="justify" draw:textarea-vertical-align="middle" draw:auto-grow-height="false" fo:min-height="1.735cm" fo:min-width="5.851cm"/>
      <style:paragraph-properties style:writing-mode="lr-tb"/>
    </style:style>
    <style:style style:name="gr13" style:family="graphic" style:parent-style-name="standard">
      <style:graphic-properties svg:stroke-color="#395511" draw:fill-color="#ffffd7" draw:textarea-horizontal-align="justify" draw:textarea-vertical-align="middle" draw:auto-grow-height="false" fo:min-height="3.188cm" fo:min-width="4.843cm" fo:wrap-option="wrap"/>
      <style:paragraph-properties style:writing-mode="lr-tb"/>
    </style:style>
    <style:style style:name="gr14" style:family="graphic" style:parent-style-name="standard">
      <style:graphic-properties svg:stroke-color="#395511" draw:fill-color="#ffffff" draw:textarea-horizontal-align="justify" draw:textarea-vertical-align="middle" draw:auto-grow-height="false" fo:min-height="0.068cm" fo:min-width="0.905cm" loext:glow-radius="0.035cm" loext:glow-color="#ffffd7"/>
    </style:style>
    <style:style style:name="gr15" style:family="graphic" style:parent-style-name="standard">
      <style:graphic-properties svg:stroke-color="#395511" draw:fill-color="#ffffff" draw:textarea-horizontal-align="justify" draw:textarea-vertical-align="middle" draw:auto-grow-height="false" fo:min-height="0.068cm" fo:min-width="0.927cm" loext:glow-radius="0.035cm" loext:glow-color="#ffffd7"/>
    </style:style>
    <style:style style:name="gr16" style:family="graphic" style:parent-style-name="standard">
      <style:graphic-properties svg:stroke-color="#395511" draw:fill-color="#ffffff" draw:textarea-horizontal-align="justify" draw:textarea-vertical-align="middle" draw:auto-grow-height="false" fo:min-height="0.068cm" fo:min-width="0.932cm" loext:glow-radius="0.035cm" loext:glow-color="#ffffd7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18" style:family="graphic" style:parent-style-name="standard">
      <style:graphic-properties draw:stroke="solid" svg:stroke-color="#395511" draw:fill-color="#ffffff" draw:textarea-horizontal-align="justify" draw:textarea-vertical-align="middle" draw:auto-grow-height="false" fo:min-height="7.385cm" fo:min-width="5.23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855cm"/>
      <style:paragraph-properties style:writing-mode="lr-tb"/>
    </style:style>
    <style:style style:name="gr22" style:family="graphic" style:parent-style-name="standard">
      <style:graphic-properties draw:stroke="solid" svg:stroke-color="#395511" draw:fill-color="#ffffff" draw:textarea-horizontal-align="justify" draw:textarea-vertical-align="middle" draw:auto-grow-height="false" fo:min-height="3.402cm" fo:min-width="5.692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stroke="solid" svg:stroke-color="#395511" draw:fill-color="#ffffff" draw:textarea-horizontal-align="justify" draw:textarea-vertical-align="middle" draw:auto-grow-height="false" fo:min-height="2.47cm" fo:min-width="5.732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685cm"/>
      <style:paragraph-properties style:writing-mode="lr-tb"/>
    </style:style>
    <style:style style:name="pr1" style:family="presentation" style:parent-style-name="Default-title">
      <style:graphic-properties fo:min-height="1.27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1.871cm" style:use-optimal-column-width="false"/>
    </style:style>
    <style:style style:name="co2" style:family="table-column">
      <style:table-column-properties style:column-width="10.989cm" style:use-optimal-column-width="false"/>
    </style:style>
    <style:style style:name="ro1" style:family="table-row">
      <style:table-row-properties style:row-height="1.284cm" style:use-optimal-row-height="false"/>
    </style:style>
    <style:style style:name="ro2" style:family="table-row">
      <style:table-row-properties style:row-height="0.969cm" style:use-optimal-row-height="false"/>
    </style:style>
    <style:style style:name="ro3" style:family="table-row">
      <style:table-row-properties style:row-height="0.968cm" style:use-optimal-row-height="false"/>
    </style:style>
    <style:style style:name="ce1" style:family="table-cell">
      <style:paragraph-properties fo:text-align="center" fo:border="none"/>
    </style:style>
    <style:style style:name="ce2" style:family="table-cell">
      <loext:graphic-properties draw:textarea-vertical-align="middle"/>
      <style:paragraph-properties fo:text-align="center" fo:border="none"/>
      <style:text-properties fo:font-size="12pt" style:font-size-asian="12pt" style:font-size-complex="12pt"/>
    </style:style>
    <style:style style:name="P1" style:family="paragraph">
      <style:text-properties fo:font-size="33pt" style:font-size-asian="33pt" style:font-size-complex="3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color="#808080" loext:opacity="100%" loext:color-lum-mod="100%" loext:color-lum-off="0%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dde8cb"/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style:text-properties fo:background-color="#ffffff"/>
    </style:style>
    <style:style style:name="P9" style:family="paragraph">
      <loext:graphic-properties draw:fill="none" draw:fill-color="#ffffff"/>
      <style:text-properties fo:background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-color="#f6f9d4"/>
      <style:paragraph-properties fo:text-align="center"/>
    </style:style>
    <style:style style:name="P13" style:family="paragraph">
      <loext:graphic-properties draw:fill-color="#ffffd7"/>
      <style:paragraph-properties fo:text-align="start"/>
    </style:style>
    <style:style style:name="P14" style:family="paragraph">
      <loext:graphic-properties draw:fill-color="#dee7e5"/>
      <style:paragraph-properties fo:text-align="center"/>
    </style:style>
    <style:style style:name="P15" style:family="paragraph">
      <loext:graphic-properties draw:fill-color="#ffffd7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text-properties fo:color="#808080" loext:opacity="100%"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background-color="#ffffff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background-color="#ffffff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3pt" style:font-size-asian="33pt" style:font-size-complex="33pt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808080" loext:opacity="100%" fo:font-size="12pt" style:font-size-asian="12pt" style:font-size-complex="12pt"/>
    </style:style>
    <style:style style:name="T6" style:family="text">
      <style:text-properties fo:color="#808080" loext:opacity="100%"/>
    </style:style>
    <style:style style:name="T7" style:family="text">
      <style:text-properties fo:background-color="#ffffff"/>
    </style:style>
    <style:style style:name="T8" style:family="text">
      <style:text-properties fo:color="#808080" loext:opacity="100%" fo:background-color="#ffffff"/>
    </style:style>
    <style:style style:name="T9" style:family="text">
      <style:text-properties fo:color="#ff4000" loext:opacity="100%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font-weight="bold" fo:background-color="#ff000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301cm" svg:x="1.4cm" svg:y="0.616cm" presentation:class="title" presentation:user-transformed="true">
          <draw:text-box>
            <text:p text:style-name="P1"><text:span text:style-name="T1"><text:s/></text:span><text:span text:style-name="T1">New Features &amp; Improvements</text:span></text:p>
          </draw:text-box>
        </draw:frame>
        <draw:frame draw:style-name="standard" draw:layer="layout" svg:width="22.859cm" svg:height="11.332cm" svg:x="1.905cm" svg:y="2.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GPT3.5 Turbo</text:span> improved</text:p>
              </table:table-cell>
              <table:table-cell>
                <text:p text:style-name="P2"><text:span text:style-name="T2">GPT4 Turbo</text:span> new model</text:p>
              </table:table-cell>
            </table:table-row>
            <table:table-row table:style-name="ro2" table:default-cell-style-name="ce2">
              <table:table-cell>
                <text:p text:style-name="P3">lowered price: $0.001 for 1000 input tokens<text:line-break/> <text:s/>and $0.0020 completion</text:p>
              </table:table-cell>
              <table:table-cell>
                <text:p text:style-name="P3">lowered price: $0.01 for 1000 input tokens<text:line-break/>and $0.03 completion</text:p>
              </table:table-cell>
            </table:table-row>
            <table:table-row table:style-name="ro2" table:default-cell-style-name="ce2">
              <table:table-cell>
                <text:p text:style-name="P3">16k context window</text:p>
              </table:table-cell>
              <table:table-cell>
                <text:p text:style-name="P3">128k context window; industry record</text:p>
              </table:table-cell>
            </table:table-row>
            <table:table-row table:style-name="ro2" table:default-cell-style-name="ce2">
              <table:table-cell>
                <text:p text:style-name="P3">knowledge cut-off: Jan, 2022</text:p>
              </table:table-cell>
              <table:table-cell>
                <text:p text:style-name="P3">knowledge cut-off: April, 2023</text:p>
              </table:table-cell>
            </table:table-row>
            <table:table-row table:style-name="ro2" table:default-cell-style-name="ce2">
              <table:table-cell table:number-columns-spanned="2">
                <text:p text:style-name="P3">both models could be fine-tuned; prices vary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2"><text:span text:style-name="T3">fastest completion model</text:span></text:p>
              </table:table-cell>
              <table:table-cell>
                <text:p text:style-name="P2"><text:span text:style-name="T3">faster performance than GPT4; better rate limits</text:span></text:p>
              </table:table-cell>
            </table:table-row>
            <table:table-row table:style-name="ro2" table:default-cell-style-name="ce2">
              <table:table-cell table:number-columns-spanned="2">
                <text:p text:style-name="P2"><text:span text:style-name="T3">better instructions following; parallel functions calls</text:span></text:p>
              </table:table-cell>
              <table:covered-table-cell/>
            </table:table-row>
            <table:table-row table:style-name="ro2" table:default-cell-style-name="ce2">
              <table:table-cell table:number-columns-spanned="2">
                <text:p text:style-name="P2"><text:span text:style-name="T3">completions API updates: possibility to generate response in JSON format + consistent output with seed parameter</text:span></text:p>
              </table:table-cell>
              <table:covered-table-cell/>
            </table:table-row>
            <table:table-row table:style-name="ro2" table:default-cell-style-name="ce2">
              <table:table-cell table:number-columns-spanned="2">
                <text:p text:style-name="P2"><text:span text:style-name="T3">⚡ </text:span><text:span text:style-name="T4">Assistants API</text:span><text:span text:style-name="T3">:</text:span></text:p>
                <text:p text:style-name="P2"><text:span text:style-name="T3">Assistants, Files, Tools, Threads, Runs</text:span></text:p>
              </table:table-cell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3">Custom GPTs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2"><text:span text:style-name="T4">Vision API</text:span><text:span text:style-name="T3">: image recognit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8.186cm" svg:height="0.725cm" svg:x="19.05cm" svg:y="14.515cm">
          <draw:text-box>
            <text:p><text:span text:style-name="T5">...other updates seem to be less releva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6" draw:layer="layout" svg:width="6.985cm" svg:height="3.175cm" svg:x="19.655cm" svg:y="5.71cm">
          <text:p text:style-name="P2">Training Data: <text:span text:style-name="T6">“Default” source of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1.301cm" svg:x="1.4cm" svg:y="0.616cm" presentation:class="title" presentation:user-transformed="true">
          <draw:text-box>
            <text:p text:style-name="P1"><text:span text:style-name="T1">Agent Structure</text:span></text:p>
          </draw:text-box>
        </draw:frame>
        <draw:custom-shape draw:style-name="gr4" draw:text-style-name="P7" draw:layer="layout" svg:width="1.905cm" svg:height="1.905cm" svg:x="24.565cm" svg:y="4.74cm">
          <text:p text:style-name="P2"/>
          <draw:enhanced-geometry svg:viewBox="0 0 21600 21600" draw:glue-points="10800 0 0 10800 10800 21600 21600 10800" draw:text-areas="?f52 ?f52 ?f53 ?f53" draw:mirror-horizontal="false" draw:mirror-vertical="false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1" draw:text-style-name="P9" draw:layer="layout" svg:width="1.734cm" svg:height="0.962cm" svg:x="19.96cm" svg:y="5.248cm">
          <draw:text-box>
            <text:p text:style-name="P8"><text:span text:style-name="T7">LLM</text:span></text:p>
          </draw:text-box>
        </draw:frame>
        <draw:custom-shape draw:style-name="gr5" draw:text-style-name="P11" draw:layer="layout" svg:width="10.53cm" svg:height="5.015cm" svg:x="7.855cm" svg:y="3.375cm">
          <text:p text:style-name="P10"><text:s/>System Prompt:<text:span text:style-name="T6"> “You are…”</text:span></text:p>
          <text:p text:style-name="P10"/>
          <text:p text:style-name="P10"><text:s/>[Conversations History:<text:span text:style-name="T6"> “Memory”</text:span>]</text:p>
          <text:p text:style-name="P10"/>
          <text:p text:style-name="P10"><text:s/>User Prompt:<text:span text:style-name="T6"> “What is...”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804.76687873896 23654.0669856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1.27cm" svg:height="0.635cm" draw:transform="rotate (-0.785398163397449) translate (18.926cm 4.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draw:layer="layout" svg:width="1.27cm" svg:height="0.635cm" draw:transform="rotate (0.436332312998582) translate (21.466cm 5.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5.08cm" svg:height="1.67cm" svg:x="22.225cm" svg:y="2.77cm">
          <text:p text:style-name="P10">Answer:<text:span text:style-name="T6"> “It is…”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4106.59319031687 26098.3842010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3" draw:layer="layout" svg:width="8.29cm" svg:height="4.48cm" svg:x="10.76cm" svg:y="8.49cm">
          <text:p text:style-name="P10">Agent’s ToolKit:<text:line-break/><text:span text:style-name="T6">Accessing APIs, DBs &amp; Stores, Web Search, Web Scraping, etc.</text:span></text:p>
          <draw:enhanced-geometry svg:viewBox="0 0 21600 21600" draw:path-stretchpoint-x="10800" draw:path-stretchpoint-y="11000" draw:text-areas="?f0 ?f0 ?f3 ?f12" draw:type="horizontal-scroll" draw:modifiers="1937.78174514617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9" draw:text-style-name="P6" draw:layer="layout" svg:width="0.635cm" svg:height="1.27cm" draw:transform="rotate (-0.785398163397449) translate (19.313cm 8.3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4" draw:layer="layout" svg:width="6.35cm" svg:height="1.905cm" svg:x="21.19cm" svg:y="8.455cm">
          <text:p text:style-name="P10"><text:s/>Fine-Tuning:<text:line-break/> <text:span text:style-name="T6">Add. trainin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27cm" svg:height="1.27cm" svg:x="26.335cm" svg:y="7.9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2" draw:text-style-name="P6" draw:layer="layout" svg:width="6.35cm" svg:height="3.175cm" svg:x="1.27cm" svg:y="9.09cm">
          <text:p text:style-name="P10">Knowledge Base: <text:span text:style-name="T6">Documents Indexed in a Vector Store</text:span></text:p>
          <draw:enhanced-geometry svg:viewBox="0 0 88 21600" draw:glue-points="44 ?f6 44 0 0 10800 44 21600 88 10800" draw:text-areas="0 ?f6 88 ?f3" draw:type="can" draw:modifiers="3454.9118387909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5" draw:layer="layout" svg:width="5.715cm" svg:height="3.81cm" svg:x="1.27cm" svg:y="4.645cm">
          <text:p text:style-name="P10">RAG:<text:span text:style-name="T6"> Similarity Search to supply relevant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605cm" svg:height="0.635cm" draw:transform="rotate (-1.5707963267949) translate (4.48cm 7.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1.63cm" svg:height="0.635cm" draw:transform="rotate (-3.14159265358979) translate (8.055cm 7.50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6" draw:layer="layout" svg:width="1.636cm" svg:height="0.635cm" draw:transform="rotate (0.383972435438753) translate (6.552cm 5.43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9.82cm" svg:height="1.162cm" svg:x="7.96cm" svg:y="2.84cm">
          <draw:text-box>
            <text:p text:style-name="P8"><text:span text:style-name="T7">Prompting: </text:span><text:span text:style-name="T8">Context Window</text:span></text:p>
          </draw:text-box>
        </draw:frame>
        <draw:frame draw:style-name="gr1" draw:text-style-name="P17" draw:layer="layout" svg:width="9.688cm" svg:height="0.962cm" svg:x="1.335cm" svg:y="13.47cm">
          <draw:text-box>
            <text:p>Retrieval Augmented Generation</text:p>
          </draw:text-box>
        </draw:frame>
        <draw:frame draw:style-name="gr1" draw:text-style-name="P17" draw:layer="layout" svg:width="11.275cm" svg:height="0.962cm" svg:x="16.51cm" svg:y="13.408cm">
          <draw:text-box>
            <text:p>🦜LangChain 🔗 simplifies the design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01cm" svg:x="1.4cm" svg:y="0.616cm" presentation:class="title" presentation:user-transformed="true">
          <draw:text-box>
            <text:p text:style-name="P1"><text:span text:style-name="T1">Assistants API</text:span></text:p>
          </draw:text-box>
        </draw:frame>
        <draw:custom-shape draw:style-name="gr18" draw:text-style-name="P11" draw:layer="layout" svg:width="6.35cm" svg:height="8.255cm" svg:x="1.67cm" svg:y="3.645cm">
          <text:p text:style-name="P10"/>
          <draw:enhanced-geometry svg:viewBox="0 0 21600 21600" draw:path-stretchpoint-x="10800" draw:path-stretchpoint-y="10800" draw:text-areas="?f3 ?f4 ?f5 ?f6" draw:type="round-rectangle" draw:modifiers="1540.67076051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9" draw:layer="layout" svg:width="5.08cm" svg:height="1.27cm" svg:x="1.905cm" svg:y="4.115cm">
          <draw:text-box>
            <text:p text:style-name="P18"><text:span text:style-name="T3">gpt-3.5-turbo</text:span><text:span text:style-name="T5"> | </text:span><text:span text:style-name="T3">gpt4-turbo</text:span><text:span text:style-name="T5"> | </text:span><text:span text:style-name="T3">fine-tuned ones </text:span><text:span text:style-name="T9">*</text:span></text:p>
          </draw:text-box>
        </draw:frame>
        <draw:frame draw:style-name="gr20" draw:text-style-name="P17" draw:layer="layout" svg:width="5.18cm" svg:height="0.962cm" svg:x="1.905cm" svg:y="5.685cm">
          <draw:text-box>
            <text:p>📁 Files: <text:span text:style-name="T6">RAG</text:span></text:p>
          </draw:text-box>
        </draw:frame>
        <draw:frame draw:style-name="gr19" draw:text-style-name="P4" draw:layer="layout" svg:width="5.08cm" svg:height="1.673cm" svg:x="2.605cm" svg:y="6.615cm">
          <draw:text-box>
            <text:p text:style-name="P20"><text:span text:style-name="T5">just up to 20 per Assistant atm: each up to 512 Mb though</text:span></text:p>
          </draw:text-box>
        </draw:frame>
        <draw:frame draw:style-name="gr20" draw:text-style-name="P17" draw:layer="layout" svg:width="5.18cm" svg:height="0.962cm" svg:x="1.905cm" svg:y="8.886cm">
          <draw:text-box>
            <text:p>🔎 Tools</text:p>
          </draw:text-box>
        </draw:frame>
        <draw:frame draw:style-name="gr19" draw:text-style-name="P4" draw:layer="layout" svg:width="5.08cm" svg:height="1.673cm" svg:x="2.605cm" svg:y="9.816cm">
          <draw:text-box>
            <text:p text:style-name="P20"><text:span text:style-name="T5">functions calling to access APIs, DBs, etc as usually</text:span></text:p>
          </draw:text-box>
        </draw:frame>
        <draw:frame draw:style-name="gr21" draw:text-style-name="P22" draw:layer="layout" svg:width="6.35cm" svg:height="1.105cm" svg:x="1.84cm" svg:y="3.11cm">
          <draw:text-box>
            <text:p text:style-name="P21">Assistant: <text:span text:style-name="T6">an Agent</text:span></text:p>
          </draw:text-box>
        </draw:frame>
        <draw:custom-shape draw:style-name="gr22" draw:text-style-name="P11" draw:layer="layout" svg:width="6.35cm" svg:height="3.81cm" svg:x="11.43cm" svg:y="3.81cm">
          <text:p/>
          <draw:enhanced-geometry svg:viewBox="0 0 21600 21600" draw:path-stretchpoint-x="10800" draw:path-stretchpoint-y="10800" draw:text-areas="?f3 ?f4 ?f5 ?f6" draw:type="round-rectangle" draw:modifiers="1540.67076051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2" draw:layer="layout" svg:width="4.87cm" svg:height="1.673cm" svg:x="11.64cm" svg:y="3.211cm">
          <draw:text-box>
            <text:p text:style-name="P21">Threads: <text:span text:style-name="T6">conversations</text:span></text:p>
          </draw:text-box>
        </draw:frame>
        <draw:frame draw:style-name="gr19" draw:text-style-name="P4" draw:layer="layout" svg:width="5.08cm" svg:height="2.621cm" svg:x="12.065cm" svg:y="4.78cm">
          <draw:text-box>
            <text:p text:style-name="P20"><text:span text:style-name="T5">structure like in Teams</text:span><text:span text:style-name="T5"><text:line-break/></text:span><text:span text:style-name="T5"><text:line-break/></text:span><text:span text:style-name="T5">each thread contains the whole conversation “Memory”</text:span></text:p>
          </draw:text-box>
        </draw:frame>
        <draw:frame draw:style-name="gr19" draw:text-style-name="P4" draw:layer="layout" svg:width="5.08cm" svg:height="1.673cm" svg:x="2.605cm" svg:y="6.616cm">
          <draw:text-box>
            <text:p text:style-name="P20"><text:span text:style-name="T5">just up to </text:span><text:span text:style-name="T10">20</text:span><text:span text:style-name="T5"> per Assistant atm: each up to 512 Mb though</text:span></text:p>
          </draw:text-box>
        </draw:frame>
        <draw:custom-shape draw:style-name="gr24" draw:text-style-name="P11" draw:layer="layout" svg:width="6.35cm" svg:height="2.838cm" svg:x="20.631cm" svg:y="3.512cm">
          <text:p/>
          <draw:enhanced-geometry svg:viewBox="0 0 21600 21600" draw:path-stretchpoint-x="10800" draw:path-stretchpoint-y="10800" draw:text-areas="?f3 ?f4 ?f5 ?f6" draw:type="round-rectangle" draw:modifiers="1540.67076051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2" draw:layer="layout" svg:width="4.87cm" svg:height="1.673cm" svg:x="20.841cm" svg:y="2.913cm">
          <draw:text-box>
            <text:p text:style-name="P21">Runs:<text:span text:style-name="T6"> steps</text:span></text:p>
          </draw:text-box>
        </draw:frame>
        <draw:frame draw:style-name="gr19" draw:text-style-name="P4" draw:layer="layout" svg:width="5.08cm" svg:height="2.223cm" svg:x="21.266cm" svg:y="3.81cm">
          <draw:text-box>
            <text:p text:style-name="P23"><text:span text:style-name="T5">each run takes several steps updating statuses “</text:span><text:span text:style-name="T11">queued</text:span><text:span text:style-name="T12">” → </text:span><text:span text:style-name="T5">“</text:span><text:span text:style-name="T11">processing</text:span><text:span text:style-name="T5">” etc</text:span></text:p>
          </draw:text-box>
        </draw:frame>
        <draw:frame draw:style-name="gr1" draw:text-style-name="P17" draw:layer="layout" svg:width="15.331cm" svg:height="5.228cm" svg:x="11.405cm" svg:y="8.69cm">
          <draw:text-box>
            <text:p>The Flow:</text:p>
            <text:p><text:line-break/>1) We add a User Message to a Thread</text:p>
            <text:p>2) Run the Assistant</text:p>
            <text:p>3) Watching the status updates</text:p>
            <text:p>4) Execute functions if requested by Assistant</text:p>
            <text:p>5) Upon completion we get an Answer from Assistant</text:p>
          </draw:text-box>
        </draw:frame>
        <draw:frame draw:style-name="gr26" draw:text-style-name="P24" draw:layer="layout" svg:width="7.185cm" svg:height="1.199cm" svg:x="1.705cm" svg:y="12.4cm">
          <draw:text-box>
            <text:p text:style-name="P23"><text:span text:style-name="T3">📝 </text:span><text:span text:style-name="T3">we could implement RAG ourselves leveraging other featur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3T19:49:29.497000000</meta:creation-date>
    <dc:date>2023-11-13T22:19:20.853000000</dc:date>
    <meta:editing-duration>PT2H29M45S</meta:editing-duration>
    <meta:editing-cycles>14</meta:editing-cycles>
    <meta:generator>LibreOffice/7.5.5.2$Windows_X86_64 LibreOffice_project/ca8fe7424262805f223b9a2334bc7181abbcbf5e</meta:generator>
    <meta:document-statistic meta:object-count="67"/>
  </office:meta>
</office:document-meta>
</file>